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9cm" style:rel-column-width="936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3">
      <style:paragraph-properties fo:text-align="justify" style:justify-single-word="false"/>
      <style:text-properties style:text-underline-style="none"/>
    </style:style>
    <style:style style:name="P6" style:family="paragraph" style:parent-style-name="Table_20_Contents">
      <style:paragraph-properties fo:text-align="justify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s et algorithmes ( &amp; modélisation )</text:p>
      <text:p text:style-name="P1">---11/09/12---</text:p>
      <text:p text:style-name="P1">16h de cours et 20h de TD</text:p>
      <text:p text:style-name="P1"/>
      <text:list xml:id="list1991358792" text:style-name="L1">
        <text:list-item>
          <text:p text:style-name="P2">plan du cours</text:p>
          <text:list>
            <text:list-item>
              <text:p text:style-name="P2">Flots | connexité</text:p>
            </text:list-item>
            <text:list-item>
              <text:p text:style-name="P2">Graphes planaires</text:p>
              <text:list>
                <text:list-item>
                  <text:p text:style-name="P2">un graphe peut il ce dessiner sans croiser les arrêtes ?</text:p>
                </text:list-item>
              </text:list>
            </text:list-item>
            <text:list-item>
              <text:p text:style-name="P2">Postier chinoise</text:p>
            </text:list-item>
            <text:list-item>
              <text:p text:style-name="P2">Voyageur de commerce</text:p>
            </text:list-item>
          </text:list>
        </text:list-item>
        <text:list-item>
          <text:p text:style-name="P2">objectifs</text:p>
          <text:list>
            <text:list-item>
              <text:p text:style-name="P2">algos polynomiaux</text:p>
              <text:list>
                <text:list-item>
                  <text:p text:style-name="P2">aspect optimalité</text:p>
                </text:list-item>
              </text:list>
            </text:list-item>
            <text:list-item>
              <text:p text:style-name="P2">problèmes difficiles</text:p>
              <text:list>
                <text:list-item>
                  <text:p text:style-name="P2">approximation, heuristiques,</text:p>
                </text:list-item>
              </text:list>
            </text:list-item>
            <text:list-item>
              <text:p text:style-name="P2">problèmes de Coloration, stable maximum...</text:p>
            </text:list-item>
            <text:list-item>
              <text:p text:style-name="P2">algorithmes probabilistes</text:p>
            </text:list-item>
            <text:list-item>
              <text:p text:style-name="P2">algorithmes distribués (?)</text:p>
            </text:list-item>
            <text:list-item>
              <text:p text:style-name="P2">algorithmes exponentiels</text:p>
            </text:list-item>
          </text:list>
        </text:list-item>
      </text:list>
      <text:p text:style-name="P1"/>
      <text:list xml:id="list352202695" text:style-name="L2">
        <text:list-item>
          <text:p text:style-name="P3">Graphe G(V,E)</text:p>
          <text:list>
            <text:list-item>
              <text:p text:style-name="P3">Orienté</text:p>
              <text:list>
                <text:list-item>
                  <text:p text:style-name="P3">Sommets : V</text:p>
                </text:list-item>
                <text:list-item>
                  <text:p text:style-name="P3">Arcs: E, chaque arc est un couple de sommet <text:s/>E € VxV</text:p>
                </text:list-item>
                <text:list-item>
                  <text:p text:style-name="P3">V = {s,a,b,c,d,p}</text:p>
                </text:list-item>
                <text:list-item>
                  <text:p text:style-name="P3">E = { (s,a) , (s,c) , (c,d) , (a,b) , (b,p) , (a,d) , (d,p) }</text:p>
                </text:list-item>
                <text:list-item>
                  <text:p text:style-name="P3">représentation mémoire</text:p>
                  <text:list>
                    <text:list-item>
                      <text:p text:style-name="P3">vecteur de sommets, puis pour chaque sommet, la liste des successeurs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S</text:p>
          </table:table-cell>
          <table:table-cell table:style-name="Tableau1.A1" office:value-type="string">
            <text:p text:style-name="P6">A</text:p>
          </table:table-cell>
          <table:table-cell table:style-name="Tableau1.C1" office:value-type="string">
            <text:p text:style-name="P6">C</text:p>
          </table:table-cell>
        </table:table-row>
        <table:table-row>
          <table:table-cell table:style-name="Tableau1.A2" office:value-type="string">
            <text:p text:style-name="P6">A</text:p>
          </table:table-cell>
          <table:table-cell table:style-name="Tableau1.A2" office:value-type="string">
            <text:p text:style-name="P6">B</text:p>
          </table:table-cell>
          <table:table-cell table:style-name="Tableau1.C2" office:value-type="string">
            <text:p text:style-name="P6">D</text:p>
          </table:table-cell>
        </table:table-row>
        <table:table-row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P6">P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6">D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D</text:p>
          </table:table-cell>
          <table:table-cell table:style-name="Tableau1.A2" office:value-type="string">
            <text:p text:style-name="P6">P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P 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list xml:id="list644152455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Place en mémoire : </text:p>
                          <text:list>
                            <text:list-item>
                              <text:p text:style-name="P3">n = nb sommets</text:p>
                            </text:list-item>
                            <text:list-item>
                              <text:p text:style-name="P3">m = nb d'arcs</text:p>
                            </text:list-item>
                            <text:list-item>
                              <text:p text:style-name="P3">O(n+m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Matrice d'adjacence O(n²)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 table:number-columns-repeated="7"/>
        <text:soft-page-break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</text:p>
          </table:table-cell>
          <table:table-cell table:style-name="Tableau2.A1" office:value-type="string">
            <text:p text:style-name="P6">A</text:p>
          </table:table-cell>
          <table:table-cell table:style-name="Tableau2.A1" office:value-type="string">
            <text:p text:style-name="P6">B</text:p>
          </table:table-cell>
          <table:table-cell table:style-name="Tableau2.A1" office:value-type="string">
            <text:p text:style-name="P6">C</text:p>
          </table:table-cell>
          <table:table-cell table:style-name="Tableau2.A1" office:value-type="string">
            <text:p text:style-name="P6">D</text:p>
          </table:table-cell>
          <table:table-cell table:style-name="Tableau2.G1" office:value-type="string">
            <text:p text:style-name="P6">P</text:p>
          </table:table-cell>
        </table:table-row>
        <table:table-row>
          <table:table-cell table:style-name="Tableau2.A2" office:value-type="string">
            <text:p text:style-name="P6">S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0</text:p>
          </table:table-cell>
          <table:table-cell table:style-name="Tableau2.G2" office:value-type="string">
            <text:p text:style-name="P6">0</text:p>
          </table:table-cell>
        </table:table-row>
        <table:table-row>
          <table:table-cell table:style-name="Tableau2.A2" office:value-type="string">
            <text:p text:style-name="P6">A 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G2" office:value-type="string">
            <text:p text:style-name="P6">0</text:p>
          </table:table-cell>
        </table:table-row>
        <table:table-row>
          <table:table-cell table:style-name="Tableau2.A2" office:value-type="string">
            <text:p text:style-name="P6">B</text:p>
          </table:table-cell>
          <table:table-cell table:style-name="Tableau2.A2" office:value-type="string">
            <text:p text:style-name="P6">...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G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C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G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D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G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P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G2" office:value-type="string">
            <text:p text:style-name="P6"/>
          </table:table-cell>
        </table:table-row>
      </table:table>
      <text:p text:style-name="P1"/>
      <text:list xml:id="list1290802234" text:style-name="L3">
        <text:list-item>
          <text:p text:style-name="P4">Problème du flot maximum dans un réseau</text:p>
          <text:list>
            <text:list-item>
              <text:p text:style-name="P5">Entrée : réseau R=G=(V,E), </text:p>
              <text:list>
                <text:list-item>
                  <text:p text:style-name="P5">un graphe orienté G=(V,E), </text:p>
                </text:list-item>
                <text:list-item>
                  <text:p text:style-name="P5">un sommet source S, et un sommet puits P,</text:p>
                </text:list-item>
                <text:list-item>
                  <text:p text:style-name="P5">une fonction de capacité associant E ==&gt; N, je met sur chaque arc une valeur qui est un nombre naturel</text:p>
                </text:list-item>
              </text:list>
            </text:list-item>
            <text:list-item>
              <text:p text:style-name="P5">Sortie :</text:p>
              <text:list>
                <text:list-item>
                  <text:p text:style-name="P5">Flot : </text:p>
                  <text:list>
                    <text:list-item>
                      <text:p text:style-name="P5">une fonction f : E ==&gt;N associant a chaque arc (x,y) un flot(nb naturel) f(x,y).</text:p>
                    </text:list-item>
                    <text:list-item>
                      <text:p text:style-name="P5">contrainte de capacité :</text:p>
                      <text:list>
                        <text:list-item>
                          <text:p text:style-name="P5">pour tout arc(x,y) on a f(x,y) &lt;= cap(x,y).</text:p>
                        </text:list-item>
                      </text:list>
                    </text:list-item>
                    <text:list-item>
                      <text:p text:style-name="P5">contrainte de conservation du flot</text:p>
                      <text:list>
                        <text:list-item>
                          <text:p text:style-name="P5">pour tout sommet X!= {s,p} : flot_rentrant(x) = flot_sortant(x)</text:p>
                        </text:list-item>
                        <text:list-item>
                          <text:p text:style-name="P5">somme de y prédécesseur de x f(y,x) = somme de z successeur de x f(x,z).</text:p>
                        </text:list-item>
                      </text:list>
                    </text:list-item>
                    <text:list-item>
                      <text:p text:style-name="P5">valeur d'un flot :</text:p>
                      <text:list>
                        <text:list-item>
                          <text:p text:style-name="P5">|f| = flot_sortant(s) - flot_rentrant(s)= pour tout z succ de s(somme(f(s,z)) – pour tout y pred s (somme(f(y,s))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Méthode de Ford-Fulkerson [1956]<text:tab/></text:p>
          <text:list>
            <text:list-item>
              <text:p text:style-name="P5">Entrée : réseau</text:p>
            </text:list-item>
            <text:list-item>
              <text:p text:style-name="P5">Sortie : flot de valeur max</text:p>
              <text:list>
                <text:list-item>
                  <text:p text:style-name="P5">F ← 0 ;// 0 partout.</text:p>
                </text:list-item>
                <text:list-item>
                  <text:p text:style-name="P5">Gf ← G</text:p>
                </text:list-item>
                <text:list-item>
                  <text:p text:style-name="P5">Tant qu'il existe un chemin améliorant M de s à p dans le graphe résiduel ( Gf ) </text:p>
                  <text:list>
                    <text:list-item>
                      <text:p text:style-name="P5">f ' ← flot de mu de val cap ( mu ).</text:p>
                    </text:list-item>
                    <text:list-item>
                      <text:p text:style-name="P5">f ← f + f ' // attention aux signes</text:p>
                    </text:list-item>
                    <text:list-item>
                      <text:p text:style-name="P5">Gf ← graphe résiduel ( G, cap, f ).</text:p>
                    </text:list-item>
                    <text:list-item>
                      <text:p text:style-name="P5">fin tant que ;</text:p>
                    </text:list-item>
                  </text:list>
                </text:list-item>
                <text:list-item>
                  <text:p text:style-name="P5">retourner f ; </text:p>
                </text:list-item>
              </text:list>
            </text:list-item>
            <text:list-item>
              <text:p text:style-name="P5">GrapheResiduel(G,f)</text:p>
            </text:list-item>
            <text:list-item>
              <text:p text:style-name="P5">Gf :</text:p>
              <text:list>
                <text:list-item>
                  <text:p text:style-name="P5">sommets : les mêmes que pour G</text:p>
                </text:list-item>
                <text:list-item>
                  <text:p text:style-name="P5">arcs : pour tout arc (x,y) de G //supposons qu'il n'y a pas (y,x) dans G, on met dasn Gf</text:p>
                  <text:list>
                    <text:list-item>
                      <text:p text:style-name="P5">si f(x,y) &lt; cap(x,y) : on met l'arc (x,y) de cap'(x,y) = cap(x,y) – f(x,y)</text:p>
                    </text:list-item>
                    <text:list-item>
                      <text:p text:style-name="P5">si f(x,y) &gt;0 : on met l'arc (y,x) de cap'(y,x) = f(x,y)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5:46:14</meta:creation-date>
    <dc:date>2012-09-11T17:16:26</dc:date>
    <dc:creator>Whoopgap </dc:creator>
    <meta:editing-duration>PT1H29M20S</meta:editing-duration>
    <meta:editing-cycles>32</meta:editing-cycles>
    <meta:generator>LibreOffice/3.5$Linux_X86_64 LibreOffice_project/350m1$Build-2</meta:generator>
    <meta:document-statistic meta:table-count="2" meta:image-count="0" meta:object-count="0" meta:page-count="2" meta:paragraph-count="101" meta:word-count="489" meta:character-count="2145" meta:non-whitespace-character-count="1810"/>
  </office:meta>
</office:document-meta>
</file>